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69d2" officeooo:paragraph-rsid="001069d2"/>
    </style:style>
    <style:style style:name="P2" style:family="paragraph" style:parent-style-name="Standard">
      <style:text-properties fo:font-weight="bold" officeooo:rsid="001069d2" officeooo:paragraph-rsid="001069d2" style:font-weight-asian="bold" style:font-weight-complex="bold"/>
    </style:style>
    <style:style style:name="P3" style:family="paragraph" style:parent-style-name="Standard">
      <style:text-properties officeooo:rsid="0010b8cb" officeooo:paragraph-rsid="0010b8cb"/>
    </style:style>
    <style:style style:name="P4" style:family="paragraph" style:parent-style-name="Standard">
      <style:text-properties officeooo:rsid="0010b8cb" officeooo:paragraph-rsid="001337e1"/>
    </style:style>
    <style:style style:name="P5" style:family="paragraph" style:parent-style-name="Standard">
      <style:text-properties officeooo:rsid="001337e1" officeooo:paragraph-rsid="001337e1"/>
    </style:style>
    <style:style style:name="P6" style:family="paragraph" style:parent-style-name="Standard">
      <style:text-properties officeooo:rsid="00145719" officeooo:paragraph-rsid="00145719"/>
    </style:style>
    <style:style style:name="P7" style:family="paragraph" style:parent-style-name="Standard">
      <style:text-properties officeooo:rsid="00198570" officeooo:paragraph-rsid="00198570"/>
    </style:style>
    <style:style style:name="P8" style:family="paragraph" style:parent-style-name="Text_20_body">
      <style:text-properties officeooo:rsid="0010b8cb" officeooo:paragraph-rsid="0010b8cb"/>
    </style:style>
    <style:style style:name="P9" style:family="paragraph" style:parent-style-name="Standard">
      <style:text-properties officeooo:rsid="00198570" officeooo:paragraph-rsid="00198570"/>
    </style:style>
    <style:style style:name="P10" style:family="paragraph" style:parent-style-name="Standard">
      <style:text-properties officeooo:rsid="001bb543" officeooo:paragraph-rsid="001bb543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4353c"/>
    </style:style>
    <style:style style:name="T2" style:family="text">
      <style:text-properties officeooo:rsid="0015f84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rzones 4 5 6</text:p>
      <text:p text:style-name="P1"/>
      <text:p text:style-name="P1">Session data: From 2020-05-23, 16:30:01 to 2020-05-23, 18:29:28</text:p>
      <text:p text:style-name="P1">Session: 01:59h</text:p>
      <text:p text:style-name="P1">Loot Type: Market</text:p>
      <text:p text:style-name="P1">Loot: 1,783,044</text:p>
      <text:p text:style-name="P1">Supplies: 3,081,516</text:p>
      <text:p text:style-name="P1">Balance: -1,298,472</text:p>
      <text:p text:style-name="P1">Bamzay</text:p>
      <text:p text:style-name="P1"><text:tab/>Loot: 17,178</text:p>
      <text:p text:style-name="P1"><text:tab/>Supplies: 179,320</text:p>
      <text:p text:style-name="P1"><text:tab/>Balance: -162,142</text:p>
      <text:p text:style-name="P1"><text:tab/>Damage: 438,397</text:p>
      <text:p text:style-name="P1"><text:tab/>Healing: 249,388</text:p>
      <text:p text:style-name="P1">Bruxo Montezuma</text:p>
      <text:p text:style-name="P1"><text:tab/>Loot: 126,091</text:p>
      <text:p text:style-name="P1"><text:tab/>Supplies: 557,426</text:p>
      <text:p text:style-name="P1"><text:tab/>Balance: -431,335</text:p>
      <text:p text:style-name="P1"><text:tab/>Damage: 1,049,535</text:p>
      <text:p text:style-name="P1"><text:tab/>Healing: 887,762</text:p>
      <text:p text:style-name="P1">Casillera</text:p>
      <text:p text:style-name="P1"><text:tab/>Loot: 304,495</text:p>
      <text:p text:style-name="P1"><text:tab/>Supplies: 449,148</text:p>
      <text:p text:style-name="P1"><text:tab/>Balance: -144,653</text:p>
      <text:p text:style-name="P1"><text:tab/>Damage: 611,557</text:p>
      <text:p text:style-name="P1"><text:tab/>Healing: 438,448</text:p>
      <text:p text:style-name="P1">Curandeiro do Inferno</text:p>
      <text:p text:style-name="P1"><text:tab/>Loot: 185,036</text:p>
      <text:p text:style-name="P1"><text:tab/>Supplies: 471,471</text:p>
      <text:p text:style-name="P1"><text:tab/>Balance: -286,435</text:p>
      <text:p text:style-name="P1"><text:tab/>Damage: 865,310</text:p>
      <text:p text:style-name="P1"><text:tab/>Healing: 952,289</text:p>
      <text:p text:style-name="P1">General Incsent</text:p>
      <text:p text:style-name="P1"><text:tab/>Loot: 368,717</text:p>
      <text:p text:style-name="P1"><text:tab/>Supplies: 152,411</text:p>
      <text:p text:style-name="P1"><text:tab/>Balance: 216,306</text:p>
      <text:p text:style-name="P1"><text:tab/>Damage: 662,474</text:p>
      <text:p text:style-name="P1"><text:tab/>Healing: 159,009</text:p>
      <text:p text:style-name="P1">Genosz</text:p>
      <text:p text:style-name="P1"><text:tab/>Loot: 245,674</text:p>
      <text:p text:style-name="P1"><text:tab/>Supplies: 268,209</text:p>
      <text:p text:style-name="P1"><text:tab/>Balance: -22,535</text:p>
      <text:p text:style-name="P1"><text:tab/>Damage: 739,565</text:p>
      <text:p text:style-name="P1"><text:tab/>Healing: 574,692</text:p>
      <text:p text:style-name="P1">Rods Rufo</text:p>
      <text:p text:style-name="P1"><text:tab/>Loot: 265,697</text:p>
      <text:p text:style-name="P1"><text:tab/>Supplies: 424,271</text:p>
      <text:p text:style-name="P1"><text:tab/>Balance: -158,574</text:p>
      <text:p text:style-name="P1"><text:tab/>Damage: 939,847</text:p>
      <text:p text:style-name="P1"><text:tab/>Healing: 188,760</text:p>
      <text:p text:style-name="P1">Timatos</text:p>
      <text:p text:style-name="P1"><text:tab/>Loot: 140,309</text:p>
      <text:p text:style-name="P1"><text:soft-page-break/><text:tab/>Supplies: 147,914</text:p>
      <text:p text:style-name="P1"><text:tab/>Balance: -7,605</text:p>
      <text:p text:style-name="P1"><text:tab/>Damage: 759,501</text:p>
      <text:p text:style-name="P1"><text:tab/>Healing: 410,259</text:p>
      <text:p text:style-name="P1">Xongu (Leader)</text:p>
      <text:p text:style-name="P1"><text:tab/>Loot: 129,847</text:p>
      <text:p text:style-name="P1"><text:tab/>Supplies: 431,346</text:p>
      <text:p text:style-name="P1"><text:tab/>Balance: -301,499</text:p>
      <text:p text:style-name="P1"><text:tab/>Damage: 725,892</text:p>
      <text:p text:style-name="P1"><text:tab/>Healing: 63,673</text:p>
      <text:p text:style-name="P1"/>
      <text:p text:style-name="P1"/>
      <text:p text:style-name="P5">07/06/2020</text:p>
      <text:p text:style-name="P5"/>
      <text:p text:style-name="P4">Session data: From 2020-06-07, 11:19:36 to 2020-06-07, 12:17:49</text:p>
      <text:p text:style-name="P3">Session: 00:58h</text:p>
      <text:p text:style-name="P3">Loot Type: Leader</text:p>
      <text:p text:style-name="P3">Loot: 4,685,930</text:p>
      <text:p text:style-name="P3">Supplies: 1,683,306</text:p>
      <text:p text:style-name="P3">Balance: 3,002,624</text:p>
      <text:p text:style-name="P3">Brennivin</text:p>
      <text:p text:style-name="P3"><text:tab/>Loot: 1,436,346</text:p>
      <text:p text:style-name="P3"><text:tab/>Supplies: 125,437</text:p>
      <text:p text:style-name="P3"><text:tab/>Balance: 1,310,909 <text:s text:c="2"/>---- <text:span text:style-name="T1">1,246,000</text:span></text:p>
      <text:p text:style-name="P3"><text:tab/>Damage: 452,298</text:p>
      <text:p text:style-name="P3"><text:tab/>Healing: 96,426</text:p>
      <text:p text:style-name="P3">Casillera (Leader)</text:p>
      <text:p text:style-name="P3"><text:tab/>Loot: 314,556</text:p>
      <text:p text:style-name="P3"><text:tab/>Supplies: 140,761</text:p>
      <text:p text:style-name="P3"><text:tab/>Balance: 173,795</text:p>
      <text:p text:style-name="P3"><text:tab/>Damage: 428,343</text:p>
      <text:p text:style-name="P3"><text:tab/>Healing: 98,826</text:p>
      <text:p text:style-name="P3">Incsent Blackfingers</text:p>
      <text:p text:style-name="P3"><text:tab/>Loot: 119,514</text:p>
      <text:p text:style-name="P3"><text:tab/>Supplies: 269,475</text:p>
      <text:p text:style-name="P3"><text:tab/>Balance: -149,961</text:p>
      <text:p text:style-name="P3"><text:tab/>Damage: 710,602</text:p>
      <text:p text:style-name="P3"><text:tab/>Healing: 934,778</text:p>
      <text:p text:style-name="P3">Jheell</text:p>
      <text:p text:style-name="P3"><text:tab/>Loot: 259,769</text:p>
      <text:p text:style-name="P3"><text:tab/>Supplies: 95,618</text:p>
      <text:p text:style-name="P3"><text:tab/>Balance: 164,151</text:p>
      <text:p text:style-name="P3"><text:tab/>Damage: 565,985</text:p>
      <text:p text:style-name="P3"><text:tab/>Healing: 114,580</text:p>
      <text:p text:style-name="P3">Marulina</text:p>
      <text:p text:style-name="P3"><text:tab/>Loot: 216,493</text:p>
      <text:p text:style-name="P3"><text:tab/>Supplies: 239,468</text:p>
      <text:p text:style-name="P3"><text:tab/>Balance: -22,975</text:p>
      <text:p text:style-name="P3"><text:tab/>Damage: 764,841</text:p>
      <text:p text:style-name="P3"><text:tab/>Healing: 738,266</text:p>
      <text:p text:style-name="P3">Ricsodra</text:p>
      <text:p text:style-name="P3"><text:tab/>Loot: 134,237</text:p>
      <text:p text:style-name="P3"><text:soft-page-break/><text:tab/>Supplies: 96,614</text:p>
      <text:p text:style-name="P3"><text:tab/>Balance: 37,623</text:p>
      <text:p text:style-name="P3"><text:tab/>Damage: 274,165</text:p>
      <text:p text:style-name="P3"><text:tab/>Healing: 111,469</text:p>
      <text:p text:style-name="P3">Rods Rufo</text:p>
      <text:p text:style-name="P3"><text:tab/>Loot: 203,233</text:p>
      <text:p text:style-name="P3"><text:tab/>Supplies: 217,265</text:p>
      <text:p text:style-name="P3"><text:tab/>Balance: -14,032</text:p>
      <text:p text:style-name="P3"><text:tab/>Damage: 749,679</text:p>
      <text:p text:style-name="P3"><text:tab/>Healing: 10,484</text:p>
      <text:p text:style-name="P3">Serotonia</text:p>
      <text:p text:style-name="P3"><text:tab/>Loot: 210,727</text:p>
      <text:p text:style-name="P3"><text:tab/>Supplies: 108,496</text:p>
      <text:p text:style-name="P3"><text:tab/>Balance: 102,231</text:p>
      <text:p text:style-name="P3"><text:tab/>Damage: 687,373</text:p>
      <text:p text:style-name="P3"><text:tab/>Healing: 136,609</text:p>
      <text:p text:style-name="P3">Takash</text:p>
      <text:p text:style-name="P3"><text:tab/>Loot: 1,355,597</text:p>
      <text:p text:style-name="P3"><text:tab/>Supplies: 42,124</text:p>
      <text:p text:style-name="P3"><text:tab/>Balance: 1,313,473 ---- <text:s/><text:span text:style-name="T1">1,249,000 </text:span></text:p>
      <text:p text:style-name="P3"><text:tab/>Damage: 669,041</text:p>
      <text:p text:style-name="P3"><text:tab/>Healing: 80,333</text:p>
      <text:p text:style-name="P3">Timatos</text:p>
      <text:p text:style-name="P3"><text:tab/>Loot: 266,411</text:p>
      <text:p text:style-name="P3"><text:tab/>Supplies: 99,237</text:p>
      <text:p text:style-name="P3"><text:tab/>Balance: 167,174</text:p>
      <text:p text:style-name="P3"><text:tab/>Damage: 588,636</text:p>
      <text:p text:style-name="P3"><text:tab/>Healing: 182,556</text:p>
      <text:p text:style-name="P3">Watson Miau Miau</text:p>
      <text:p text:style-name="P3"><text:tab/>Loot: 169,047</text:p>
      <text:p text:style-name="P3"><text:tab/>Supplies: 248,811</text:p>
      <text:p text:style-name="P3"><text:tab/>Balance: -79,764</text:p>
      <text:p text:style-name="P3"><text:tab/>Damage: 580,270</text:p>
      <text:p text:style-name="P3"><text:tab/>Healing: 550,763</text:p>
      <text:p text:style-name="P3"/>
      <text:p text:style-name="P3"/>
      <text:p text:style-name="P8">O LUCRO da hunt foi de 2701000.</text:p>
      <text:p text:style-name="Text_20_body">O LUCRO individual foi de 245545.</text:p>
      <text:h text:style-name="Heading_20_3" text:outline-level="3">Os seguintes pagamentos devem ser realizados:</text:h>
      <text:list xml:id="list441962853" text:style-name="L1">
        <text:list-item>
          <text:p text:style-name="P12">BRENNIVIN deve pagar 71545 para CASILLERA.</text:p>
        </text:list-item>
        <text:list-item>
          <text:p text:style-name="P12">BRENNIVIN deve pagar 395545 para INCSENT BLACKFINGERS.</text:p>
        </text:list-item>
        <text:list-item>
          <text:p text:style-name="P12">BRENNIVIN deve pagar 81545 para JHEELL.</text:p>
        </text:list-item>
        <text:list-item>
          <text:p text:style-name="P12">BRENNIVIN deve pagar 268545 para MARULINA.</text:p>
        </text:list-item>
        <text:list-item>
          <text:p text:style-name="P12">BRENNIVIN deve pagar 183273 para RICSODRA.</text:p>
        </text:list-item>
        <text:list-item>
          <text:p text:style-name="P12">TAKASH deve pagar 196273 para RICSODRA.</text:p>
        </text:list-item>
        <text:list-item>
          <text:p text:style-name="P12">TAKASH deve pagar 259545 para RODS RUFO.</text:p>
        </text:list-item>
        <text:list-item>
          <text:p text:style-name="P12">TAKASH deve pagar 143545 para SEROTONIA.</text:p>
        </text:list-item>
        <text:list-item>
          <text:p text:style-name="P12">TAKASH deve pagar 78545 para TIMATOS.</text:p>
        </text:list-item>
        <text:list-item>
          <text:p text:style-name="P11">TAKASH deve pagar 325545 para WATSON MIAU MIAU.</text:p>
        </text:list-item>
      </text:list>
      <text:p text:style-name="P6"><text:soft-page-break/>ROUND 2</text:p>
      <text:p text:style-name="P6"/>
      <text:p text:style-name="P6">Session data: From 2020-06-07, 16:04:20 to 2020-06-07, 16:57:27</text:p>
      <text:p text:style-name="P6">Session: 00:53h</text:p>
      <text:p text:style-name="P6">Loot Type: Leader</text:p>
      <text:p text:style-name="P6">Loot: 49,412,411</text:p>
      <text:p text:style-name="P6">Supplies: 1,619,870</text:p>
      <text:p text:style-name="P6">Balance: 47,792,541</text:p>
      <text:p text:style-name="P6">Brennivin</text:p>
      <text:p text:style-name="P6"><text:tab/>Loot: 196,038</text:p>
      <text:p text:style-name="P6"><text:tab/>Supplies: 98,496</text:p>
      <text:p text:style-name="P6"><text:tab/>Balance: 97,542</text:p>
      <text:p text:style-name="P6"><text:tab/>Damage: 355,959</text:p>
      <text:p text:style-name="P6"><text:tab/>Healing: 54,950</text:p>
      <text:p text:style-name="P6">Casillera (Leader)</text:p>
      <text:p text:style-name="P6"><text:tab/>Loot: 46,031,068 <text:s text:c="2"/></text:p>
      <text:p text:style-name="P6"><text:tab/>Supplies: 130,311</text:p>
      <text:p text:style-name="P6"><text:tab/>Balance: 45,900,757 <text:s text:c="2"/><text:span text:style-name="T2">(45,844,166 market) – 56,591</text:span></text:p>
      <text:p text:style-name="P6"><text:tab/>Damage: 317,660</text:p>
      <text:p text:style-name="P6"><text:tab/>Healing: 84,722</text:p>
      <text:p text:style-name="P6">Incsent Blackfingers</text:p>
      <text:p text:style-name="P6"><text:tab/>Loot: 165,595</text:p>
      <text:p text:style-name="P6"><text:tab/>Supplies: 280,645</text:p>
      <text:p text:style-name="P6"><text:tab/>Balance: -115,050</text:p>
      <text:p text:style-name="P6"><text:tab/>Damage: 420,414</text:p>
      <text:p text:style-name="P6"><text:tab/>Healing: 709,255</text:p>
      <text:p text:style-name="P6">Jheell</text:p>
      <text:p text:style-name="P6"><text:tab/>Loot: 371,054</text:p>
      <text:p text:style-name="P6"><text:tab/>Supplies: 77,984</text:p>
      <text:p text:style-name="P6"><text:tab/>Balance: 293,070</text:p>
      <text:p text:style-name="P6"><text:tab/>Damage: 452,131</text:p>
      <text:p text:style-name="P6"><text:tab/>Healing: 68,952</text:p>
      <text:p text:style-name="P6">Marulina</text:p>
      <text:p text:style-name="P6"><text:tab/>Loot: 219,346</text:p>
      <text:p text:style-name="P6"><text:tab/>Supplies: 254,681</text:p>
      <text:p text:style-name="P6"><text:tab/>Balance: -35,335</text:p>
      <text:p text:style-name="P6"><text:tab/>Damage: 589,159</text:p>
      <text:p text:style-name="P6"><text:tab/>Healing: 547,634</text:p>
      <text:p text:style-name="P6">Rods Rufo</text:p>
      <text:p text:style-name="P6"><text:tab/>Loot: 147,667</text:p>
      <text:p text:style-name="P6"><text:tab/>Supplies: 263,195</text:p>
      <text:p text:style-name="P6"><text:tab/>Balance: -115,528</text:p>
      <text:p text:style-name="P6"><text:tab/>Damage: 629,754</text:p>
      <text:p text:style-name="P6"><text:tab/>Healing: 9,840</text:p>
      <text:p text:style-name="P6">Serotonia</text:p>
      <text:p text:style-name="P6"><text:tab/>Loot: 201,318</text:p>
      <text:p text:style-name="P6"><text:tab/>Supplies: 108,564</text:p>
      <text:p text:style-name="P6"><text:tab/>Balance: 92,754</text:p>
      <text:p text:style-name="P6"><text:tab/>Damage: 607,768</text:p>
      <text:p text:style-name="P6"><text:tab/>Healing: 118,037</text:p>
      <text:p text:style-name="P6">Takash</text:p>
      <text:p text:style-name="P6"><text:tab/>Loot: 316,974</text:p>
      <text:p text:style-name="P6"><text:soft-page-break/><text:tab/>Supplies: 39,441</text:p>
      <text:p text:style-name="P6"><text:tab/>Balance: 277,533</text:p>
      <text:p text:style-name="P6"><text:tab/>Damage: 486,948</text:p>
      <text:p text:style-name="P6"><text:tab/>Healing: 73,896</text:p>
      <text:p text:style-name="P6">Timatos</text:p>
      <text:p text:style-name="P6"><text:tab/>Loot: 285,253</text:p>
      <text:p text:style-name="P6"><text:tab/>Supplies: 76,311</text:p>
      <text:p text:style-name="P6"><text:tab/>Balance: 208,942</text:p>
      <text:p text:style-name="P6"><text:tab/>Damage: 464,132</text:p>
      <text:p text:style-name="P6"><text:tab/>Healing: 145,655</text:p>
      <text:p text:style-name="P6">Watson Miau Miau</text:p>
      <text:p text:style-name="P6"><text:tab/>Loot: 1,478,098</text:p>
      <text:p text:style-name="P6"><text:tab/>Supplies: 290,242</text:p>
      <text:p text:style-name="P6"><text:tab/>Balance: 1,187,856 <text:s/><text:span text:style-name="T2">(1,264,233) – valor real 1kk = diferença 264,233 = 923,623</text:span></text:p>
      <text:p text:style-name="P6"><text:tab/>Damage: 444,634</text:p>
      <text:p text:style-name="P6"><text:tab/>Healing: 325,284</text:p>
      <text:p text:style-name="P6"/>
      <text:p text:style-name="P6"/>
      <text:p text:style-name="P6"/>
      <text:p text:style-name="P7">14/</text:p>
      <text:p text:style-name="P7"/>
      <text:p text:style-name="P7">Session data: From 2020-06-14, 11:09:40 to 2020-06-14, 12:02:32</text:p>
      <text:p text:style-name="P7">Session: 00:52h</text:p>
      <text:p text:style-name="P7">Loot Type: Leader</text:p>
      <text:p text:style-name="P7">Loot: 2,373,123</text:p>
      <text:p text:style-name="P7">Supplies: 1,946,116</text:p>
      <text:p text:style-name="P7">Balance: 427,007</text:p>
      <text:p text:style-name="P7">Almighty Emperor</text:p>
      <text:p text:style-name="P7"><text:tab/>Loot: 158,488</text:p>
      <text:p text:style-name="P7"><text:tab/>Supplies: 121,669</text:p>
      <text:p text:style-name="P7"><text:tab/>Balance: 36,819</text:p>
      <text:p text:style-name="P7"><text:tab/>Damage: 374,046</text:p>
      <text:p text:style-name="P7"><text:tab/>Healing: 186,808</text:p>
      <text:p text:style-name="P7">Bamzay</text:p>
      <text:p text:style-name="P7"><text:tab/>Loot: 180,193</text:p>
      <text:p text:style-name="P7"><text:tab/>Supplies: 263,569</text:p>
      <text:p text:style-name="P7"><text:tab/>Balance: -83,376</text:p>
      <text:p text:style-name="P7"><text:tab/>Damage: 479,919</text:p>
      <text:p text:style-name="P7"><text:tab/>Healing: 898,102</text:p>
      <text:p text:style-name="P7">Brennivin</text:p>
      <text:p text:style-name="P7"><text:tab/>Loot: 202,980</text:p>
      <text:p text:style-name="P7"><text:tab/>Supplies: 86,819</text:p>
      <text:p text:style-name="P7"><text:tab/>Balance: 116,161</text:p>
      <text:p text:style-name="P7"><text:tab/>Damage: 344,615</text:p>
      <text:p text:style-name="P7"><text:tab/>Healing: 41,521</text:p>
      <text:p text:style-name="P7">Casillera (Leader)</text:p>
      <text:p text:style-name="P7"><text:tab/>Loot: 194,778</text:p>
      <text:p text:style-name="P7"><text:tab/>Supplies: 98,033</text:p>
      <text:p text:style-name="P7"><text:tab/>Balance: 96,745</text:p>
      <text:p text:style-name="P7"><text:tab/>Damage: 352,677</text:p>
      <text:p text:style-name="P7"><text:tab/>Healing: 81,880</text:p>
      <text:p text:style-name="P7">Drakoid</text:p>
      <text:p text:style-name="P7"><text:soft-page-break/><text:tab/>Loot: 189,360</text:p>
      <text:p text:style-name="P7"><text:tab/>Supplies: 98,169</text:p>
      <text:p text:style-name="P7"><text:tab/>Balance: 91,191</text:p>
      <text:p text:style-name="P7"><text:tab/>Damage: 302,171</text:p>
      <text:p text:style-name="P7"><text:tab/>Healing: 118,033</text:p>
      <text:p text:style-name="P7">Incsent Blackfingers</text:p>
      <text:p text:style-name="P7"><text:tab/>Loot: 117,240</text:p>
      <text:p text:style-name="P7"><text:tab/>Supplies: 247,088</text:p>
      <text:p text:style-name="P7"><text:tab/>Balance: -129,848</text:p>
      <text:p text:style-name="P7"><text:tab/>Damage: 567,895</text:p>
      <text:p text:style-name="P7"><text:tab/>Healing: 553,633</text:p>
      <text:p text:style-name="P7">Jheell</text:p>
      <text:p text:style-name="P7"><text:tab/>Loot: 86,938</text:p>
      <text:p text:style-name="P7"><text:tab/>Supplies: 59,163</text:p>
      <text:p text:style-name="P7"><text:tab/>Balance: 27,775</text:p>
      <text:p text:style-name="P7"><text:tab/>Damage: 258,029</text:p>
      <text:p text:style-name="P7"><text:tab/>Healing: 43,674</text:p>
      <text:p text:style-name="P7">Nephithys</text:p>
      <text:p text:style-name="P7"><text:tab/>Loot: 159,336</text:p>
      <text:p text:style-name="P7"><text:tab/>Supplies: 36,989</text:p>
      <text:p text:style-name="P7"><text:tab/>Balance: 122,347</text:p>
      <text:p text:style-name="P7"><text:tab/>Damage: 326,929</text:p>
      <text:p text:style-name="P7"><text:tab/>Healing: 103,626</text:p>
      <text:p text:style-name="P7">Palla du lipe</text:p>
      <text:p text:style-name="P7"><text:tab/>Loot: 210,201</text:p>
      <text:p text:style-name="P7"><text:tab/>Supplies: 71,760</text:p>
      <text:p text:style-name="P7"><text:tab/>Balance: 138,441</text:p>
      <text:p text:style-name="P7"><text:tab/>Damage: 337,563</text:p>
      <text:p text:style-name="P7"><text:tab/>Healing: 110,394</text:p>
      <text:p text:style-name="P7">Ricsodra</text:p>
      <text:p text:style-name="P7"><text:tab/>Loot: 66,432</text:p>
      <text:p text:style-name="P7"><text:tab/>Supplies: 61,501</text:p>
      <text:p text:style-name="P7"><text:tab/>Balance: 4,931</text:p>
      <text:p text:style-name="P7"><text:tab/>Damage: 133,137</text:p>
      <text:p text:style-name="P7"><text:tab/>Healing: 86,464</text:p>
      <text:p text:style-name="P7">Rods Rufo</text:p>
      <text:p text:style-name="P7"><text:tab/>Loot: 265,032</text:p>
      <text:p text:style-name="P7"><text:tab/>Supplies: 161,745</text:p>
      <text:p text:style-name="P7"><text:tab/>Balance: 103,287</text:p>
      <text:p text:style-name="P7"><text:tab/>Damage: 684,813</text:p>
      <text:p text:style-name="P7"><text:tab/>Healing: 7,799</text:p>
      <text:p text:style-name="P7">Sir Razzor</text:p>
      <text:p text:style-name="P7"><text:tab/>Loot: 58,278</text:p>
      <text:p text:style-name="P7"><text:tab/>Supplies: 320,609</text:p>
      <text:p text:style-name="P7"><text:tab/>Balance: -262,331</text:p>
      <text:p text:style-name="P7"><text:tab/>Damage: 258,428</text:p>
      <text:p text:style-name="P7"><text:tab/>Healing: 631,840</text:p>
      <text:p text:style-name="P7">Takash</text:p>
      <text:p text:style-name="P7"><text:tab/>Loot: 158,586</text:p>
      <text:p text:style-name="P7"><text:tab/>Supplies: 26,448</text:p>
      <text:p text:style-name="P7"><text:tab/>Balance: 132,138</text:p>
      <text:p text:style-name="P7"><text:tab/>Damage: 512,876</text:p>
      <text:p text:style-name="P7"><text:soft-page-break/><text:tab/>Healing: 66,695</text:p>
      <text:p text:style-name="P7">Timatos</text:p>
      <text:p text:style-name="P7"><text:tab/>Loot: 147,572</text:p>
      <text:p text:style-name="P7"><text:tab/>Supplies: 107,767</text:p>
      <text:p text:style-name="P7"><text:tab/>Balance: 39,805</text:p>
      <text:p text:style-name="P7"><text:tab/>Damage: 478,616</text:p>
      <text:p text:style-name="P7"><text:tab/>Healing: 178,516</text:p>
      <text:p text:style-name="P7">Xongu</text:p>
      <text:p text:style-name="P7"><text:tab/>Loot: 177,709</text:p>
      <text:p text:style-name="P7"><text:tab/>Supplies: 184,787</text:p>
      <text:p text:style-name="P7"><text:tab/>Balance: -7,078</text:p>
      <text:p text:style-name="P7"><text:tab/>Damage: 643,358</text:p>
      <text:p text:style-name="P7"><text:tab/>Healing: 7,643</text:p>
      <text:p text:style-name="P7"/>
      <text:p text:style-name="P7"/>
      <text:p text:style-name="P7"/>
      <text:p text:style-name="P10">TAERDEEEEE</text:p>
      <text:p text:style-name="P10"/>
      <text:p text:style-name="P10">Session data: From 2020-06-14, 15:52:29 to 2020-06-14, 16:54:17</text:p>
      <text:p text:style-name="P10">Session: 01:01h</text:p>
      <text:p text:style-name="P10">Loot Type: Leader</text:p>
      <text:p text:style-name="P10">Loot: 1,999,449</text:p>
      <text:p text:style-name="P10">Supplies: 1,734,341</text:p>
      <text:p text:style-name="P10">Balance: 265,108</text:p>
      <text:p text:style-name="P10">Bamzay</text:p>
      <text:p text:style-name="P10"><text:tab/>Loot: 118,500</text:p>
      <text:p text:style-name="P10"><text:tab/>Supplies: 264,062</text:p>
      <text:p text:style-name="P10"><text:tab/>Balance: -145,562</text:p>
      <text:p text:style-name="P10"><text:tab/>Damage: 457,328</text:p>
      <text:p text:style-name="P10"><text:tab/>Healing: 706,435</text:p>
      <text:p text:style-name="P10">Casillera (Leader)</text:p>
      <text:p text:style-name="P10"><text:tab/>Loot: 174,903</text:p>
      <text:p text:style-name="P10"><text:tab/>Supplies: 97,725</text:p>
      <text:p text:style-name="P10"><text:tab/>Balance: 77,178</text:p>
      <text:p text:style-name="P10"><text:tab/>Damage: 296,846</text:p>
      <text:p text:style-name="P10"><text:tab/>Healing: 66,389</text:p>
      <text:p text:style-name="P10">Drakoid</text:p>
      <text:p text:style-name="P10"><text:tab/>Loot: 192,901</text:p>
      <text:p text:style-name="P10"><text:tab/>Supplies: 91,398</text:p>
      <text:p text:style-name="P10"><text:tab/>Balance: 101,503</text:p>
      <text:p text:style-name="P10"><text:tab/>Damage: 331,387</text:p>
      <text:p text:style-name="P10"><text:tab/>Healing: 106,264</text:p>
      <text:p text:style-name="P10">Incsent Blackfingers</text:p>
      <text:p text:style-name="P10"><text:tab/>Loot: 192,046</text:p>
      <text:p text:style-name="P10"><text:tab/>Supplies: 241,662</text:p>
      <text:p text:style-name="P10"><text:tab/>Balance: -49,616</text:p>
      <text:p text:style-name="P10"><text:tab/>Damage: 542,775</text:p>
      <text:p text:style-name="P10"><text:tab/>Healing: 553,599</text:p>
      <text:p text:style-name="P10">Nephithys</text:p>
      <text:p text:style-name="P10"><text:tab/>Loot: 146,684</text:p>
      <text:p text:style-name="P10"><text:tab/>Supplies: 47,094</text:p>
      <text:p text:style-name="P10"><text:tab/>Balance: 99,590</text:p>
      <text:p text:style-name="P10"><text:soft-page-break/><text:tab/>Damage: 343,199</text:p>
      <text:p text:style-name="P10"><text:tab/>Healing: 86,689</text:p>
      <text:p text:style-name="P10">Ricsodra</text:p>
      <text:p text:style-name="P10"><text:tab/>Loot: 151,765</text:p>
      <text:p text:style-name="P10"><text:tab/>Supplies: 63,058</text:p>
      <text:p text:style-name="P10"><text:tab/>Balance: 88,707</text:p>
      <text:p text:style-name="P10"><text:tab/>Damage: 160,226</text:p>
      <text:p text:style-name="P10"><text:tab/>Healing: 52,732</text:p>
      <text:p text:style-name="P10">Rods Rufo</text:p>
      <text:p text:style-name="P10"><text:tab/>Loot: 257,986</text:p>
      <text:p text:style-name="P10"><text:tab/>Supplies: 217,366</text:p>
      <text:p text:style-name="P10"><text:tab/>Balance: 40,620</text:p>
      <text:p text:style-name="P10"><text:tab/>Damage: 624,118</text:p>
      <text:p text:style-name="P10"><text:tab/>Healing: 6,175</text:p>
      <text:p text:style-name="P10">Sir Razzor</text:p>
      <text:p text:style-name="P10"><text:tab/>Loot: 150,628</text:p>
      <text:p text:style-name="P10"><text:tab/>Supplies: 364,306</text:p>
      <text:p text:style-name="P10"><text:tab/>Balance: -213,678</text:p>
      <text:p text:style-name="P10"><text:tab/>Damage: 301,910</text:p>
      <text:p text:style-name="P10"><text:tab/>Healing: 333,396</text:p>
      <text:p text:style-name="P10">Takash</text:p>
      <text:p text:style-name="P10"><text:tab/>Loot: 206,739</text:p>
      <text:p text:style-name="P10"><text:tab/>Supplies: 38,117</text:p>
      <text:p text:style-name="P10"><text:tab/>Balance: 168,622</text:p>
      <text:p text:style-name="P10"><text:tab/>Damage: 462,537</text:p>
      <text:p text:style-name="P10"><text:tab/>Healing: 113,897</text:p>
      <text:p text:style-name="P10">Timatos</text:p>
      <text:p text:style-name="P10"><text:tab/>Loot: 192,175</text:p>
      <text:p text:style-name="P10"><text:tab/>Supplies: 75,478</text:p>
      <text:p text:style-name="P10"><text:tab/>Balance: 116,697</text:p>
      <text:p text:style-name="P10"><text:tab/>Damage: 464,277</text:p>
      <text:p text:style-name="P10"><text:tab/>Healing: 107,841</text:p>
      <text:p text:style-name="P10">Xongu</text:p>
      <text:p text:style-name="P10"><text:tab/>Loot: 215,122</text:p>
      <text:p text:style-name="P10"><text:tab/>Supplies: 234,075</text:p>
      <text:p text:style-name="P10"><text:tab/>Balance: -18,953</text:p>
      <text:p text:style-name="P10"><text:tab/>Damage: 638,188</text:p>
      <text:p text:style-name="P10"><text:tab/>Healing: 6,3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fo </meta:initial-creator>
    <meta:creation-date>2020-05-23T17:48:59.167164633</meta:creation-date>
    <dc:date>2020-06-14T16:54:34.514326762</dc:date>
    <dc:creator>Rodolfo </dc:creator>
    <meta:editing-duration>PT56M9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8" meta:paragraph-count="384" meta:word-count="856" meta:character-count="6583" meta:non-whitespace-character-count="5829"/>
  </office:meta>
</office:document-meta>
</file>